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aultSourceDocument.DefaultSourceDocument( final URI requestURI , final String content , final String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efaultSourceDocument.DefaultSourceDocument( final URI requestURI , final String cont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faultSourceDocument.DefaultSourceDocument( final URI requestURI , final String fileData , final BufferedReader reader , final String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